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051c9" officeooo:paragraph-rsid="001051c9"/>
    </style:style>
    <style:style style:name="P2" style:family="paragraph" style:parent-style-name="Standard">
      <style:text-properties officeooo:rsid="001051c9" officeooo:paragraph-rsid="0011086c"/>
    </style:style>
    <style:style style:name="P3" style:family="paragraph" style:parent-style-name="Standard">
      <style:text-properties officeooo:rsid="0011086c" officeooo:paragraph-rsid="0011086c"/>
    </style:style>
    <style:style style:name="P4" style:family="paragraph" style:parent-style-name="Standard">
      <style:text-properties officeooo:rsid="0011086c" officeooo:paragraph-rsid="0011a60a"/>
    </style:style>
    <style:style style:name="P5" style:family="paragraph" style:parent-style-name="Standard">
      <style:text-properties officeooo:rsid="0011a60a" officeooo:paragraph-rsid="0017bd7d"/>
    </style:style>
    <style:style style:name="P6" style:family="paragraph" style:parent-style-name="Standard">
      <style:text-properties officeooo:rsid="0012e047" officeooo:paragraph-rsid="0015a80d"/>
    </style:style>
    <style:style style:name="P7" style:family="paragraph" style:parent-style-name="Standard">
      <style:text-properties officeooo:rsid="0011cfa4" officeooo:paragraph-rsid="0011cfa4" fo:background-color="#fff200"/>
    </style:style>
    <style:style style:name="P8" style:family="paragraph" style:parent-style-name="Standard">
      <style:text-properties officeooo:rsid="0012e047" officeooo:paragraph-rsid="0012e047" fo:background-color="#fff200"/>
    </style:style>
    <style:style style:name="P9" style:family="paragraph" style:parent-style-name="Standard">
      <style:text-properties officeooo:rsid="0012e047" officeooo:paragraph-rsid="00140f1f" fo:background-color="#fff200"/>
    </style:style>
    <style:style style:name="P10" style:family="paragraph" style:parent-style-name="Standard">
      <style:text-properties officeooo:rsid="0012e047" officeooo:paragraph-rsid="0015a80d" fo:background-color="#fff200"/>
    </style:style>
    <style:style style:name="P11" style:family="paragraph" style:parent-style-name="Standard">
      <style:text-properties officeooo:rsid="0012e047" officeooo:paragraph-rsid="001aacc5" fo:background-color="#fff200"/>
    </style:style>
    <style:style style:name="P12" style:family="paragraph" style:parent-style-name="Standard">
      <style:text-properties officeooo:rsid="001b0c42" officeooo:paragraph-rsid="001b0c42" fo:background-color="#fff200"/>
    </style:style>
    <style:style style:name="P13" style:family="paragraph" style:parent-style-name="Standard">
      <style:text-properties officeooo:rsid="001c7b3b" officeooo:paragraph-rsid="001c7b3b" fo:background-color="#fff200"/>
    </style:style>
    <style:style style:name="P14" style:family="paragraph" style:parent-style-name="Standard">
      <style:text-properties officeooo:rsid="001f741f" officeooo:paragraph-rsid="001f741f" fo:background-color="#fff200"/>
    </style:style>
    <style:style style:name="P15" style:family="paragraph" style:parent-style-name="Standard">
      <style:text-properties officeooo:rsid="002294ca" officeooo:paragraph-rsid="002294ca" fo:background-color="#fff200"/>
    </style:style>
    <style:style style:name="P16" style:family="paragraph" style:parent-style-name="Standard">
      <style:text-properties officeooo:rsid="00236d20" officeooo:paragraph-rsid="00236d20" fo:background-color="#fff200"/>
    </style:style>
    <style:style style:name="P17" style:family="paragraph" style:parent-style-name="Standard">
      <style:text-properties officeooo:rsid="0024a58a" officeooo:paragraph-rsid="0024a58a" fo:background-color="transparent"/>
    </style:style>
    <style:style style:name="P18" style:family="paragraph" style:parent-style-name="Standard">
      <style:text-properties officeooo:rsid="0011cfa4" officeooo:paragraph-rsid="0011cfa4" fo:background-color="#87d1d1"/>
    </style:style>
    <style:style style:name="P19" style:family="paragraph" style:parent-style-name="Standard">
      <style:text-properties officeooo:rsid="0012e047" officeooo:paragraph-rsid="0012e047" fo:background-color="#87d1d1"/>
    </style:style>
    <style:style style:name="P20" style:family="paragraph" style:parent-style-name="Standard">
      <style:text-properties officeooo:rsid="0012e047" officeooo:paragraph-rsid="001aacc5" fo:background-color="#87d1d1"/>
    </style:style>
    <style:style style:name="P21" style:family="paragraph" style:parent-style-name="Standard">
      <style:text-properties officeooo:rsid="002294ca" officeooo:paragraph-rsid="002294ca" fo:background-color="#87d1d1"/>
    </style:style>
    <style:style style:name="P22" style:family="paragraph" style:parent-style-name="Standard">
      <style:text-properties officeooo:rsid="00236d20" officeooo:paragraph-rsid="00236d20" fo:background-color="#87d1d1"/>
    </style:style>
    <style:style style:name="P23" style:family="paragraph" style:parent-style-name="Standard">
      <style:text-properties officeooo:rsid="001b0c42" officeooo:paragraph-rsid="001b0c42" fo:background-color="#87d1d1"/>
    </style:style>
    <style:style style:name="P24" style:family="paragraph" style:parent-style-name="Standard">
      <style:text-properties officeooo:rsid="001c7b3b" officeooo:paragraph-rsid="001c7b3b" fo:background-color="#87d1d1"/>
    </style:style>
    <style:style style:name="P25" style:family="paragraph" style:parent-style-name="Standard">
      <style:text-properties officeooo:rsid="001f741f" officeooo:paragraph-rsid="001f741f" fo:background-color="#87d1d1"/>
    </style:style>
    <style:style style:name="P26" style:family="paragraph" style:parent-style-name="Standard">
      <style:text-properties officeooo:rsid="001e880a" officeooo:paragraph-rsid="001e880a"/>
    </style:style>
    <style:style style:name="P27" style:family="paragraph" style:parent-style-name="Standard">
      <style:text-properties officeooo:rsid="0011cfa4" officeooo:paragraph-rsid="0011cfa4"/>
    </style:style>
    <style:style style:name="P28" style:family="paragraph" style:parent-style-name="Standard">
      <style:text-properties officeooo:rsid="00236d20" officeooo:paragraph-rsid="00236d20"/>
    </style:style>
    <style:style style:name="P29" style:family="paragraph" style:parent-style-name="Standard">
      <style:text-properties officeooo:rsid="00263bd0" officeooo:paragraph-rsid="00263bd0" fo:background-color="#add58a"/>
    </style:style>
    <style:style style:name="P30" style:family="paragraph" style:parent-style-name="Standard">
      <style:text-properties officeooo:rsid="001b0c42" officeooo:paragraph-rsid="001b0c42" fo:background-color="#add58a"/>
    </style:style>
    <style:style style:name="P31" style:family="paragraph" style:parent-style-name="Standard">
      <style:text-properties officeooo:rsid="00236d20" officeooo:paragraph-rsid="00236d20" fo:background-color="#add58a"/>
    </style:style>
    <style:style style:name="P32" style:family="paragraph" style:parent-style-name="Standard">
      <style:text-properties fo:font-size="10pt" officeooo:rsid="0011cfa4" officeooo:paragraph-rsid="0011cfa4" fo:background-color="#87d1d1" style:font-size-asian="10pt" style:font-size-complex="10pt"/>
    </style:style>
    <style:style style:name="P33" style:family="paragraph" style:parent-style-name="Standard">
      <style:text-properties fo:font-size="10pt" officeooo:rsid="0011cfa4" officeooo:paragraph-rsid="002d5316" fo:background-color="#87d1d1" style:font-size-asian="10pt" style:font-size-complex="10pt"/>
    </style:style>
    <style:style style:name="P34" style:family="paragraph" style:parent-style-name="Standard">
      <style:text-properties fo:font-size="10pt" officeooo:rsid="002eac64" officeooo:paragraph-rsid="002eac64" fo:background-color="transparent" style:font-size-asian="10pt" style:font-size-complex="10pt"/>
    </style:style>
    <style:style style:name="T1" style:family="text">
      <style:text-properties officeooo:rsid="001051c9"/>
    </style:style>
    <style:style style:name="T2" style:family="text">
      <style:text-properties officeooo:rsid="0011086c"/>
    </style:style>
    <style:style style:name="T3" style:family="text">
      <style:text-properties officeooo:rsid="0011a60a"/>
    </style:style>
    <style:style style:name="T4" style:family="text">
      <style:text-properties officeooo:rsid="00140f1f"/>
    </style:style>
    <style:style style:name="T5" style:family="text">
      <style:text-properties officeooo:rsid="0015a80d"/>
    </style:style>
    <style:style style:name="T6" style:family="text">
      <style:text-properties officeooo:rsid="00291b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Lista de INSERT para las areas, subareas, temas, subtemas, subsubtemas. </text:p>
      <text:p text:style-name="P26">NOTAS.- En todas las areas debe haber un registro de “SIN area”, “SIN subarea”, etc, para poder hacer nomenclaturas que no tengan estos datos.</text:p>
      <text:p text:style-name="P12">INSERT area</text:p>
      <text:p text:style-name="P23">INSERT INTO `libreria`.`AREA`(`nombre_area`) VALUES ('Ciencias sociales y humanidades')</text:p>
      <text:p text:style-name="P12">INSERT subarea</text:p>
      <text:p text:style-name="P23">INSERT INTO `libreria`.`SUBAREA`(`nombre_subarea`, `AREA_ID_area`) VALUES ('historia', 2)</text:p>
      <text:p text:style-name="P13">INSERT tema</text:p>
      <text:p text:style-name="P24">INSERT INTO `libreria`.`TEMA`(`nombre_tema`, `SUBAREA_ID_subarea`) VALUES ('historia de mexico', 2)</text:p>
      <text:p text:style-name="P13">INSERT subtema</text:p>
      <text:p text:style-name="P24">INSERT INTO `libreria`.`SUBTEMA`(`nombre_subtema`, `TEMA_ID_tema`) VALUES ('Prehispanico', 2)</text:p>
      <text:p text:style-name="P13">INSERT subsubtema</text:p>
      <text:p text:style-name="P24">INSERT INTO `libreria`.`SUBSUBTEMA`(`nombre_subsubtema`, `SUBTEMA_ID_subtema`) VALUES ('etapa litica', 2)</text:p>
      <text:p text:style-name="P14">INSERT nomenclatura</text:p>
      <text:p text:style-name="P25">INSERT INTO `libreria`.`NOMENCLATURA`(`abreviacion`, `SUBAREA_ID_subarea`, `Subsubtema_ID_subsubtema`, `TEMA_ID_tema`, `AREA_ID_area`, `SUBTEMA_ID_subtema`) VALUES ('hist123', 2, 2, 2, 2, 2)</text:p>
      <text:p text:style-name="P5"/>
      <text:p text:style-name="P29">CASOS de insert al momento de registrar un nuevo ejemplar</text:p>
      <text:p text:style-name="P1"/>
      <text:p text:style-name="P1">Caso 1.- No existe el libro por lo tanto no existe el ejemplar, no editorial, no autor, </text:p>
      <text:p text:style-name="P7">INSERT autor</text:p>
      <text:p text:style-name="P18">INSERT INTO `libreria`.`AUTOR`(`nombre_autor`) VALUES ('Fowler')</text:p>
      <text:p text:style-name="P11">INSERT editorial</text:p>
      <text:p text:style-name="P20">INSERT INTO `libreria`.`EDITORIAL`(`nombre_editorial`) VALUES ('Princeton')</text:p>
      <text:p text:style-name="P7">INSERT libro</text:p>
      <text:p text:style-name="P32">INSERT INTO `libreria`.`LIBRO` ( `num_pagina`, `num_edicion`, `EDITORIAL_ID_editorial`, `isbn`, `NOMENCLATURA_ID_NOMENCLATURA`, `titulo` )</text:p>
      <text:p text:style-name="P32">VALUES</text:p>
      <text:p text:style-name="P32"><text:tab/>(</text:p>
      <text:p text:style-name="P32"><text:tab/><text:tab/>24,</text:p>
      <text:p text:style-name="P32"><text:tab/><text:tab/>1,</text:p>
      <text:p text:style-name="P32"><text:tab/><text:tab/>( SELECT MAX(ID_editorial) FROM EDITORIAL),</text:p>
      <text:p text:style-name="P32"><text:tab/><text:tab/>'12366',</text:p>
      <text:p text:style-name="P32"><text:tab/><text:tab/>2,</text:p>
      <text:p text:style-name="P33"><text:tab/><text:tab/>'mexico pre lirico'</text:p>
      <text:p text:style-name="P33"><text:tab/>)</text:p>
      <text:p text:style-name="P34">Nota. En este query el select embebido es para traer el id de la ultima editorial agregada.</text:p>
      <text:p text:style-name="P15">INSERT libro-autor</text:p>
      <text:p text:style-name="P21">INSERT INTO `libreria`.`LIBRO_AUTOR`(`LIBRO_ID_libro`, `AUTOR_ID_autor`) VALUES (4, 4)</text:p>
      <text:p text:style-name="P7">INSERT ejemplar </text:p>
      <text:p text:style-name="P18">INSERT INTO `libreria`.`EJEMPLAR`(`estado`, `descripcion`, `costo_venta`, `LIBRO_ID_libro`, `costo_compra`, `costo_descuento`, `url_fotografia`, `fecha_adquisicion`) VALUES ('nuevo', 'perfectas condiciones', 200, 4, 40, 100, 'http://perdido', '2020-01-16')</text:p>
      <text:p text:style-name="P1">Caso2.- Existe el libro y por lo tanto existe ejemplar, editorial, autor</text:p>
      <text:p text:style-name="P8">INSERT ejemplar</text:p>
      <text:p text:style-name="P19">INSERT INTO `libreria`.`EJEMPLAR` ( `estado`, `descripcion`, `costo_venta`, `LIBRO_ID_libro`, `costo_compra`, `costo_descuento`, `url_fotografia`, `fecha_adquisicion` )</text:p>
      <text:p text:style-name="P19"><text:soft-page-break/>VALUES</text:p>
      <text:p text:style-name="P19"><text:tab/>(</text:p>
      <text:p text:style-name="P19"><text:tab/><text:tab/>'nuevo',</text:p>
      <text:p text:style-name="P19"><text:tab/><text:tab/>'perfectas condiciones',</text:p>
      <text:p text:style-name="P19"><text:tab/><text:tab/>200,</text:p>
      <text:p text:style-name="P19"><text:tab/><text:tab/>4,</text:p>
      <text:p text:style-name="P19"><text:tab/><text:tab/>40,</text:p>
      <text:p text:style-name="P19"><text:tab/><text:tab/>100,</text:p>
      <text:p text:style-name="P19"><text:tab/>'http://perdido',</text:p>
      <text:p text:style-name="P19"><text:tab/>'2020-01-16')</text:p>
      <text:p text:style-name="P17">en este INSERT para obtener el LIBRO_ID se hizo una consulta con el ISBN</text:p>
      <text:p text:style-name="P19">INSERT INTO `libreria`.`EJEMPLAR` ( `estado`, `descripcion`, `costo_venta`, `LIBRO_ID_libro`, `costo_compra`, `costo_descuento`, `url_fotografia`, `fecha_adquisicion` )</text:p>
      <text:p text:style-name="P19">VALUES</text:p>
      <text:p text:style-name="P19"><text:tab/>(</text:p>
      <text:p text:style-name="P19"><text:tab/><text:tab/>'usado',</text:p>
      <text:p text:style-name="P19"><text:tab/><text:tab/>'perfectas condiciones',</text:p>
      <text:p text:style-name="P19"><text:tab/><text:tab/>200,</text:p>
      <text:p text:style-name="P19"><text:tab/><text:tab/>( SELECT LIBRO.ID_libro FROM LIBRO WHERE LIBRO.isbn = "12367" ),</text:p>
      <text:p text:style-name="P19"><text:tab/><text:tab/>40,</text:p>
      <text:p text:style-name="P19"><text:tab/><text:tab/>100,</text:p>
      <text:p text:style-name="P19"><text:tab/>'http://perdido2',</text:p>
      <text:p text:style-name="P19"><text:tab/>'2020-01-16')</text:p>
      <text:p text:style-name="P2">Caso3.- Existe editorial pero <text:span text:style-name="T2">no existe libro por lo tanto no existe ejemplar, no existe autor</text:span></text:p>
      <text:p text:style-name="P8">INSERT libro</text:p>
      <text:p text:style-name="P8">INSERT autor</text:p>
      <text:p text:style-name="P8">INSERT ejemplar</text:p>
      <text:p text:style-name="P3">Caso4.- <text:span text:style-name="T1">Existe editorial pero </text:span>no existe libro por lo tanot no existe ejemplar, SÍ existe autor</text:p>
      <text:p text:style-name="P8">INSERT libro</text:p>
      <text:p text:style-name="P8">INSERT ejemplar</text:p>
      <text:p text:style-name="P4">Caso<text:span text:style-name="T3">5</text:span>.- <text:span text:style-name="T3">NO existe editorial pero </text:span>no existe libro por lo tanot no existe ejemplar, SÍ existe autor</text:p>
      <text:p text:style-name="P9">INSERT <text:span text:style-name="T4">editorial</text:span></text:p>
      <text:p text:style-name="P9">INSERT libro</text:p>
      <text:p text:style-name="P9">INSERT <text:span text:style-name="T4">ejemplar</text:span></text:p>
      <text:p text:style-name="P3">Caso<text:span text:style-name="T3">6</text:span>.- No existe libro, SÍ existe autor y editorial</text:p>
      <text:p text:style-name="P10">INSERT libro</text:p>
      <text:p text:style-name="P10">INSERT <text:span text:style-name="T5">ejemplar</text:span></text:p>
      <text:p text:style-name="P6"/>
      <text:p text:style-name="P27"/>
      <text:p text:style-name="P27"/>
      <text:p text:style-name="P31">Consultas <text:span text:style-name="T6">de busqueda cuando el vendedor necesite la informacion de un libro</text:span></text:p>
      <text:p text:style-name="P28"/>
      <text:p text:style-name="P16">SELECT libros de un autor</text:p>
      <text:p text:style-name="P22">SELECT</text:p>
      <text:p text:style-name="P22"><text:tab/>LIBRO.titulo</text:p>
      <text:p text:style-name="P22">FROM</text:p>
      <text:p text:style-name="P22"><text:tab/>AUTOR</text:p>
      <text:p text:style-name="P22"><text:tab/>INNER JOIN</text:p>
      <text:p text:style-name="P22"><text:tab/>LIBRO_AUTOR</text:p>
      <text:p text:style-name="P22"><text:soft-page-break/><text:tab/>ON </text:p>
      <text:p text:style-name="P22"><text:tab/><text:tab/>AUTOR.ID_autor = LIBRO_AUTOR.AUTOR_ID_autor</text:p>
      <text:p text:style-name="P22"><text:tab/>INNER JOIN</text:p>
      <text:p text:style-name="P22"><text:tab/>LIBRO</text:p>
      <text:p text:style-name="P22"><text:tab/>ON </text:p>
      <text:p text:style-name="P22"><text:tab/><text:tab/>LIBRO.ID_libro = LIBRO_AUTOR.LIBRO_ID_libro</text:p>
      <text:p text:style-name="P22">WHERE</text:p>
      <text:p text:style-name="P22"><text:tab/>AUTOR.nombre_autor = "Ortega y Gasset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23:35:42.267482893</meta:creation-date>
    <dc:date>2020-01-21T22:47:49.690683844</dc:date>
    <meta:editing-duration>PT2H31M3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3" meta:paragraph-count="91" meta:word-count="421" meta:character-count="3528" meta:non-whitespace-character-count="3136"/>
  </office:meta>
</office:document-meta>
</file>